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DFKaiShu-SB-Estd-BF" svg:font-family="DFKaiShu-SB-Estd-BF"/>
    <style:font-face style:name="Mangal1" svg:font-family="Mangal"/>
    <style:font-face style:name="OpenSymbol" svg:font-family="Open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標楷體" fo:font-size="14pt" fo:letter-spacing="normal" style:font-name-asian="標楷體" style:font-size-asian="14pt" style:language-asian="zh" style:country-asian="TW" style:font-style-asian="normal" style:font-weight-asian="normal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language-asian="zh" style:country-asian="TW" style:font-size-complex="18pt"/>
    </style:style>
    <style:style style:name="P7" style:family="paragraph" style:parent-style-name="Text_20_body" style:list-style-name="L2">
      <style:paragraph-properties fo:line-height="150%" fo:text-align="start" style:justify-single-word="false"/>
      <style:text-properties style:font-name="標楷體" fo:font-size="14pt" style:font-name-asian="標楷體" style:font-size-asian="14pt" style:font-size-complex="14pt"/>
    </style:style>
    <style:style style:name="P8" style:family="paragraph" style:parent-style-name="Text_20_body" style:list-style-name="L5">
      <style:paragraph-properties fo:line-height="150%" fo:text-align="start" style:justify-single-word="false"/>
      <style:text-properties fo:font-variant="normal" fo:text-transform="none" fo:color="#000000" style:font-name="標楷體" fo:font-size="14pt" fo:letter-spacing="normal" fo:font-weight="normal" style:font-name-asian="標楷體" style:font-size-asian="14pt" style:language-asian="zh" style:country-asian="TW" style:font-style-asian="normal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10" style:family="paragraph" style:parent-style-name="Standard" style:list-style-name="L2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11" style:family="paragraph" style:parent-style-name="Standard" style:list-style-name="L3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12" style:family="paragraph" style:parent-style-name="Standard" style:list-style-name="L4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13" style:family="paragraph" style:parent-style-name="Standard" style:list-style-name="L5">
      <style:paragraph-properties fo:line-height="150%" fo:text-align="start" style:justify-single-word="false"/>
      <style:text-properties style:font-name="標楷體" fo:font-size="14pt" style:font-name-asian="標楷體" style:font-size-asian="14pt" style:language-asian="zh" style:country-asian="TW" style:font-size-complex="14pt"/>
    </style:style>
    <style:style style:name="P14" style:family="paragraph" style:parent-style-name="Standard" style:list-style-name="L3">
      <style:paragraph-properties fo:line-height="150%" fo:text-align="start" style:justify-single-word="false"/>
      <style:text-properties style:font-name="標楷體" fo:font-size="14pt" style:font-name-asian="標楷體" style:font-size-asian="14pt" style:font-size-complex="14pt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style:font-name="標楷體" fo:font-size="14pt" style:font-name-asian="標楷體" style:font-size-asian="14pt" style:font-size-complex="14pt"/>
    </style:style>
    <style:style style:name="P16" style:family="paragraph" style:parent-style-name="Standard" style:list-style-name="L5">
      <style:paragraph-properties fo:line-height="150%" fo:text-align="start" style:justify-single-word="false"/>
      <style:text-properties style:font-name="標楷體" fo:font-size="14pt" style:font-name-asian="標楷體" style:font-size-asian="14pt" style:font-size-complex="14pt"/>
    </style:style>
    <style:style style:name="P17" style:family="paragraph" style:parent-style-name="Standard" style:list-style-name="L5">
      <style:paragraph-properties fo:line-height="150%" fo:text-align="start" style:justify-single-word="false"/>
      <style:text-properties fo:font-variant="normal" fo:text-transform="none" fo:color="#000000" style:font-name="標楷體" fo:font-size="14pt" fo:letter-spacing="normal" fo:font-weight="normal" style:font-name-asian="標楷體" style:font-size-asian="14pt" style:language-asian="zh" style:country-asian="TW" style:font-style-asian="normal" style:font-weight-asian="normal" style:font-size-complex="14pt" style:font-weight-complex="normal"/>
    </style:style>
    <style:style style:name="T1" style:family="text">
      <style:text-properties style:language-asian="zh" style:country-asian="TW"/>
    </style:style>
    <style:style style:name="T2" style:family="text">
      <style:text-properties style:language-asian="zh" style:country-asian="TW" style:font-name-complex="DFKaiShu-SB-Estd-BF"/>
    </style:style>
    <style:style style:name="T3" style:family="text">
      <style:text-properties fo:font-variant="normal" fo:text-transform="none" fo:color="#000000" fo:letter-spacing="normal" style:language-asian="zh" style:country-asian="TW" style:font-style-asian="normal" style:font-weight-asian="normal"/>
    </style:style>
    <style:style style:name="T4" style:family="text">
      <style:text-properties fo:font-variant="normal" fo:text-transform="none" fo:color="#000000" fo:letter-spacing="normal" fo:font-weight="normal" style:language-asian="zh" style:country-asian="TW" style:font-style-asian="normal" style:font-weight-asian="normal" style:font-weight-complex="normal"/>
    </style:style>
    <style:style style:name="T5" style:family="text">
      <style:text-properties fo:font-variant="normal" fo:text-transform="none" fo:color="#000000" fo:letter-spacing="normal" style:font-style-asian="normal" style:font-weight-asian="normal"/>
    </style:style>
    <style:style style:name="T6" style:family="text">
      <style:text-properties fo:language="en" fo:country="US" style:language-asian="zh" style:country-asian="TW"/>
    </style:style>
    <style:style style:name="T7" style:family="text">
      <style:text-properties fo:color="#000000" style:language-asian="zh" style:country-asian="TW"/>
    </style:style>
    <style:style style:name="T8" style:family="text">
      <style:text-properties fo:color="#000000" fo:language="en" fo:country="US" style:language-asian="zh" style:country-asian="TW"/>
    </style:style>
    <style:style style:name="T9" style:family="text">
      <style:text-properties fo:letter-spacing="0.049cm"/>
    </style:style>
    <style:style style:name="T10" style:family="text">
      <style:text-properties fo:letter-spacing="0.049cm" fo:language="en" fo:country="US"/>
    </style:style>
    <style:style style:name="T11" style:family="text">
      <style:text-properties fo:letter-spacing="0.049cm" fo:language="en" fo:country="US" style:language-asian="zh" style:country-asian="TW"/>
    </style:style>
    <style:style style:name="T12" style:family="text">
      <style:text-properties fo:letter-spacing="0.049cm" style:language-asian="zh" style:country-asian="TW"/>
    </style:style>
    <text:list-style style:name="L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97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97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、" style:num-format="一, 二, 三, ..." text:start-value="6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nothing" fo:text-indent="-1.529cm" fo:margin-left="2.17cm"/>
        </style:list-level-properties>
      </text:list-level-style-number>
      <text:list-level-style-number text:level="3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基隆市安樂地政事務所</text:p>
      <text:p text:style-name="P6">106年度3月份第2次主管會議紀錄</text:p>
      <text:p text:style-name="P5"/>
      <text:list xml:id="list9217352666147851114" text:style-name="L1">
        <text:list-item>
          <text:p text:style-name="P9">時間：中華民國106年3月29日下午2時整</text:p>
        </text:list-item>
        <text:list-item>
          <text:p text:style-name="P9">地點：三樓民眾談室</text:p>
        </text:list-item>
        <text:list-item>
          <text:p text:style-name="P9">主席：代理主任戴清文</text:p>
        </text:list-item>
        <text:list-item>
          <text:p text:style-name="P9">出席人員：陳慧懿、戴清文、周力行、李美玲、游玉玲 <text:s text:c="3"/>紀錄：陳苑蒨</text:p>
        </text:list-item>
        <text:list-item>
          <text:p text:style-name="P9">各單位報告事項：</text:p>
        </text:list-item>
      </text:list>
      <text:list xml:id="list2408708305077916684" text:style-name="L2">
        <text:list-item>
          <text:p text:style-name="P10">第一課</text:p>
        </text:list-item>
      </text:list>
      <text:list xml:id="list2491653233767808240" text:style-name="L3">
        <text:list-item>
          <text:p text:style-name="P11">本課106年3月1日至3月28日止，實價登錄案件共249件，其中憑證申報223件，線上申報紙本送件計5件，本所代填申報計21件，撤銷30件，駁回0件，另電話通知申報計214件。</text:p>
        </text:list-item>
        <text:list-item>
          <text:p text:style-name="P14"><text:span text:style-name="T1">本課</text:span>監視器因主機故障無法使用，已請廠商更換新主機完畢<text:span text:style-name="T1">。</text:span></text:p>
        </text:list-item>
        <text:list-item>
          <text:p text:style-name="P11">為配合本課外網個人電腦主機及切換器換及安裝建置作業，及避免影響上班時間之業務進行，將於3月30日(星期四)下午5:30~6:30辦理更換作業，並已請同仁先備份舊有電腦中之個人設定及資料，以利設備更換作業。</text:p>
        </text:list-item>
        <text:list-item>
          <text:p text:style-name="P11">105年度特種考試地方政府公務人員考試錄取人員分配結果，本課分配有2位課員，將於3月31日報到，另1位書記缺額因錄取人員自願放棄而無人分發。</text:p>
        </text:list-item>
      </text:list>
      <text:list xml:id="list33731210" text:continue-list="list2408708305077916684" text:style-name="L2">
        <text:list-item>
          <text:p text:style-name="P10">第二課</text:p>
          <text:list>
            <text:list-item>
              <text:p text:style-name="P15"><text:span text:style-name="T12">有關本</text:span><text:span text:style-name="T11">(106)</text:span><text:span text:style-name="T12">年度安樂區自辦地籍圖重測業務，測量工作委外部分業於</text:span><text:span text:style-name="T11">3月22日</text:span><text:span text:style-name="T12">與廠商完成簽約，相關調查及測量作業已積極展辦中。預訂於</text:span><text:span text:style-name="T11">4</text:span><text:span text:style-name="T12">月上旬召開第一次工作會議，邀集市府都市發展處及廠商研商重測作業配合事項（包括提供樁位清理、補建資料）及召開重測政令宣導座談會。</text:span><text:span text:style-name="T1"> </text:span></text:p>
            </text:list-item>
            <text:list-item>
              <text:p text:style-name="P10"><text:soft-page-break/><text:span text:style-name="T10">3月23日</text:span><text:span text:style-name="T9">由本課課長及重測主辦至汐止地政事務所參加重測委外工作會報（由新北市政府地政局主持），藉以吸收他所重測工作經驗，並訂於</text:span><text:span text:style-name="T10">3月30日</text:span><text:span text:style-name="T9">於本所確認本年度汐止所重測區與本所轄區間之相鄰段界位置。</text:span></text:p>
            </text:list-item>
            <text:list-item>
              <text:p text:style-name="P10"><text:span text:style-name="T9">本課測量人員於</text:span><text:span text:style-name="T10">3月22日</text:span><text:span text:style-name="T9">參加市府地政處舉辦重測實務作業教育訓練，獲得相當豐富之實務經驗，對於本所今年度重測及複丈業務極有助益。</text:span></text:p>
            </text:list-item>
            <text:list-item>
              <text:p text:style-name="P10"><text:span text:style-name="T9">本課訂於</text:span><text:span text:style-name="T10">4</text:span><text:span text:style-name="T9">月中旬舉辦課務會議，將針對現行案件分區分配制度、可靠現況測量強度、測量資源如何共享、測量成果整理及圖庫管理、定期自辦教育訓練（自我本職學能提升）等各方面進行討論。 </text:span></text:p>
            </text:list-item>
          </text:list>
        </text:list-item>
        <text:list-item>
          <text:p text:style-name="P10">第三課</text:p>
          <text:list>
            <text:list-item>
              <text:p text:style-name="P10">2月份財產報表、文具用品領用清冊業已呈核，影印用紙、零用金結業已完成查核。</text:p>
            </text:list-item>
            <text:list-item>
              <text:p text:style-name="P10">本所「基隆市安樂區地籍圖重測委託辦理案」業於3月20日完成議價及奉准決標，並於3月22日與得標廠商「鴻富測量工程股份有限公司」訂約。</text:p>
            </text:list-item>
            <text:list-item>
              <text:p text:style-name="P10">市府地政處於3月27日下午2時30分至本所辦理地政業務督導。</text:p>
            </text:list-item>
            <text:list-item>
              <text:p text:style-name="P10">請各課提醒同仁，依「基隆市政府電子公文線上簽核作業規定」，存查、副本、開會通知、保存年限十年以下等公文列入線上簽核範圍，保存年限十年以上重要文件應採紙本簽核。</text:p>
            </text:list-item>
          </text:list>
        </text:list-item>
        <text:list-item>
          <text:p text:style-name="P10">人事</text:p>
          <text:list>
            <text:list-item>
              <text:p text:style-name="P15"><text:span text:style-name="T1">國家文官學院「文官</text:span><text:span text:style-name="T6">e</text:span><text:span text:style-name="T1">學苑」數位學習平台舉辦「學習配對」網路活動，請轉知所屬踴躍上網學習，活動辦法詳見「文官</text:span><text:span text:style-name="T6">e</text:span><text:span text:style-name="T1">學苑」公告（</text:span><text:span text:style-name="T6">https://ecollege.nacs.gov.tw</text:span><text:span text:style-name="T1">）。 <text:s text:c="2"/></text:span></text:p>
            </text:list-item>
            <text:list-item>
              <text:p text:style-name="P7"><text:soft-page-break/><text:span text:style-name="T7">有關經濟部所屬台灣糖業股份有限公司花東區處管理之「臺糖花蓮旅館」，提供全國公教人員</text:span><text:span text:style-name="T8">106</text:span><text:span text:style-name="T7">年度國民旅遊卡住宿優惠專案，請轉知同仁，</text:span>詳情逕至本所公文糸統公布欄查閱。 <text:span text:style-name="T1"><text:s text:c="4"/></text:span></text:p>
            </text:list-item>
            <text:list-item>
              <text:p text:style-name="P10">重申請各主管務必落實所屬人員勤惰管理，加強宣導所屬員工按時出勤及依規定覈實申請加班事宜。 <text:s text:c="8"/></text:p>
            </text:list-item>
          </text:list>
        </text:list-item>
        <text:list-item>
          <text:p text:style-name="P10">會計</text:p>
          <text:list>
            <text:list-item>
              <text:p text:style-name="P10">本所本年度截至2月底止歲入及歲出執行率如下：</text:p>
              <text:list>
                <text:list-item>
                  <text:p text:style-name="P10">歲入部份：</text:p>
                  <text:list>
                    <text:list-item>
                      <text:p text:style-name="P10">罰金罰鍰及怠金 <text:s text:c="3"/>：89.87%</text:p>
                    </text:list-item>
                    <text:list-item>
                      <text:p text:style-name="P10">行政規費收入 <text:s text:c="5"/>：154.00%</text:p>
                    </text:list-item>
                    <text:list-item>
                      <text:p text:style-name="P10">使用規費收入 <text:s text:c="5"/>：88.67%</text:p>
                    </text:list-item>
                  </text:list>
                </text:list-item>
                <text:list-item>
                  <text:p text:style-name="P10">歲出部份：</text:p>
                  <text:list>
                    <text:list-item>
                      <text:p text:style-name="P10">行政管理 <text:s text:c="9"/>：63.52%</text:p>
                    </text:list-item>
                    <text:list-item>
                      <text:p text:style-name="P10">土地建物登記 <text:s text:c="5"/>：66.66%</text:p>
                    </text:list-item>
                    <text:list-item>
                      <text:p text:style-name="P10">土地建物測量及複丈：24.99%</text:p>
                    </text:list-item>
                    <text:list-item>
                      <text:p text:style-name="P10">平均地權 <text:s text:c="9"/>：65.44%</text:p>
                    </text:list-item>
                    <text:list-item>
                      <text:p text:style-name="P10">一般建築及設備 <text:s text:c="3"/>：0%。</text:p>
                    </text:list-item>
                  </text:list>
                </text:list-item>
              </text:list>
            </text:list-item>
            <text:list-item>
              <text:p text:style-name="P10">行政院主計總處有關「106年3月各機關統計調查一覽表」已公佈於行政院主計總處網站，請轉知同仁或請同仁至該網站查詢、運用，避免詐騙案件發生並提升對於政府統計調查之認知。</text:p>
            </text:list-item>
          </text:list>
        </text:list-item>
        <text:list-item>
          <text:p text:style-name="P10">政風</text:p>
          <text:list>
            <text:list-item>
              <text:p text:style-name="P15"><text:span text:style-name="T1">同仁如遇有相關</text:span><text:span text:style-name="T2">廉政倫理事件</text:span><text:span text:style-name="T2">需簽報知會者，請依「</text:span>基隆市政府暨所屬機關學校員工廉政倫理規範<text:span text:style-name="T1">」規定程序辦理。</text:span></text:p>
            </text:list-item>
          </text:list>
        </text:list-item>
        <text:list-item>
          <text:p text:style-name="P10">研考</text:p>
        </text:list-item>
      </text:list>
      <text:list xml:id="list2111670692751407047" text:style-name="L4">
        <text:list-item>
          <text:list>
            <text:list-item>
              <text:p text:style-name="P12">提醒各課於4月5日前提交本所列管之基本設施補助計畫1~3月執行<text:soft-page-break/>進度(含經費)，俾憑依限上網填報。 </text:p>
            </text:list-item>
          </text:list>
        </text:list-item>
      </text:list>
      <text:p text:style-name="P2"/>
      <text:list xml:id="list1632818304138208221" text:style-name="L5">
        <text:list-item>
          <text:p text:style-name="P13">主席指示事項</text:p>
          <text:list>
            <text:list-item>
              <text:p text:style-name="P17">請各課主管務必加強對所屬同仁之差勤管理。 </text:p>
            </text:list-item>
            <text:list-item>
              <text:p text:style-name="P17">各課業務聯繫溝通或程序上如有問題應提出討論，以利業務執行。 </text:p>
            </text:list-item>
            <text:list-item>
              <text:p text:style-name="P16"><text:span text:style-name="T3">請落實辦理公文稽催，避免公文逾期情事發生</text:span><text:span text:style-name="T5">。</text:span><text:span text:style-name="T4"> </text:span></text:p>
            </text:list-item>
            <text:list-item>
              <text:p text:style-name="P8">3月27日地政處業務督導缺失事項，請各課立即改善。 </text:p>
            </text:list-item>
          </text:list>
        </text:list-item>
      </text:list>
      <text:p text:style-name="P3"/>
      <text:list xml:id="list33735290" text:continue-numbering="true" text:style-name="L5">
        <text:list-item>
          <text:p text:style-name="P13">提案討論</text:p>
          <text:list>
            <text:list-item>
              <text:p text:style-name="P13">案由：擬訂本所「106年度政府服務獎實施計畫」，提請討論。</text:p>
              <text:p text:style-name="P13">內容：詳附件。</text:p>
              <text:p text:style-name="P13">決議：照案通過，並依限陳報市府。</text:p>
            </text:list-item>
          </text:list>
        </text:list-item>
      </text:list>
      <text:p text:style-name="P4"/>
      <text:list xml:id="list33735928" text:continue-numbering="true" text:style-name="L5">
        <text:list-item>
          <text:p text:style-name="P13">散會：下午2時40分</text:p>
          <text:list>
            <text:list-header>
              <text:p text:style-name="P1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DFKaiShu-SB-Estd-BF" svg:font-family="DFKaiShu-SB-Estd-BF"/>
    <style:font-face style:name="Mangal1" svg:font-family="Mangal"/>
    <style:font-face style:name="OpenSymbol" svg:font-family="Open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4pt" style:font-name-asian="標楷體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zh" style:country-asian="T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span text:style-name="MT1"><text:page-count>4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登記課 安樂地政</meta:initial-creator>
    <meta:creation-date>2016-06-29T13:28:16.62</meta:creation-date>
    <dc:date>2017-03-30T13:53:40.44</dc:date>
    <dc:creator>登記課 安樂地政</dc:creator>
    <meta:editing-duration>PT15H9M7S</meta:editing-duration>
    <meta:editing-cycles>55</meta:editing-cycles>
    <meta:generator>OpenOffice/4.1.2$Win32 OpenOffice.org_project/412m3$Build-9782</meta:generator>
    <meta:document-statistic meta:table-count="0" meta:image-count="0" meta:object-count="0" meta:page-count="4" meta:paragraph-count="54" meta:word-count="1640" meta:character-count="1874"/>
  </office:meta>
</office:document-meta>
</file>